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35575F2A0AB7BC2CEB.png" manifest:media-type="image/png"/>
  <manifest:file-entry manifest:full-path="Pictures/100002010000004500000030BFE11F3F5F07376E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4200000032E0478AF3E525FDB8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770000003AA594B3D13BAB94AE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760000003C90AE319919A35E6C.png" manifest:media-type="image/png"/>
  <manifest:file-entry manifest:full-path="Pictures/10000201000000580000004DC9B3BB586A9F6F28.png" manifest:media-type="image/png"/>
  <manifest:file-entry manifest:full-path="Pictures/10000201000000430000002C7BA60217C26568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none" svg:stroke-color="#000000" draw:fill="none" draw:fill-color="#ffffff" fo:min-height="1.127cm"/>
    </style:style>
    <style:style style:name="gr23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990099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24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25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1.293cm" fo:min-width="0cm" fo:padding-top="0.163cm" fo:padding-bottom="0.163cm" fo:padding-left="0.288cm" fo:padding-right="0.288cm" draw:shadow-offset-x="0.203cm" draw:shadow-offset-y="0.203cm"/>
    </style:style>
    <style:style style:name="gr26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7" style:family="graphic" style:parent-style-name="standard">
      <style:graphic-properties draw:stroke="none" svg:stroke-color="#000000" draw:fill="none" draw:fill-color="#ffffff" fo:min-height="0.87cm"/>
    </style:style>
    <style:style style:name="gr28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9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30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31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3.128cm" fo:min-width="10.219cm" fo:padding-top="0.163cm" fo:padding-bottom="0.163cm" fo:padding-left="0.288cm" fo:padding-right="0.288cm"/>
    </style:style>
    <style:style style:name="gr32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33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-color="#990099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2" style:family="paragraph">
      <loext:graphic-properties draw:fill="none" draw:fill-color="#ff8080" draw:opacity="50%"/>
      <style:paragraph-properties fo:text-align="center"/>
    </style:style>
    <style:style style:name="P23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4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5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8.382cm" svg:height="1.27cm" svg:x="15.453cm" svg:y="8.747cm">
          <text:p text:style-name="P1"><text:span text:style-name="T1">F</text:span><text:span text:style-name="T1">e</text:span><text:span text:style-name="T1">at</text:span><text:span text:style-name="T1">u</text:span><text:span text:style-name="T1">re </text:span><text:span text:style-name="T1">E</text:span><text:span text:style-name="T1">xt</text:span><text:span text:style-name="T1">ra</text:span><text:span text:style-name="T1">ct</text:span><text:span text:style-name="T1">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644cm" svg:y1="10.017cm" svg:x2="15.48cm" svg:y2="11.158cm" draw:start-shape="id1" draw:start-glue-point="2" draw:end-shape="id2" draw:end-glue-point="3" svg:d="M19644 10017l-4164 1141" svg:viewBox="0 0 4165 1142">
          <text:p/>
        </draw:connector>
        <draw:connector draw:style-name="gr10" draw:text-style-name="P11" draw:layer="layout" draw:type="line" svg:x1="19.644cm" svg:y1="10.017cm" svg:x2="18.643cm" svg:y2="11.13cm" draw:start-shape="id1" draw:start-glue-point="2" draw:end-shape="id3" draw:end-glue-point="3" svg:d="M19644 10017l-1001 1113" svg:viewBox="0 0 1002 1114">
          <text:p/>
        </draw:connector>
        <draw:connector draw:style-name="gr10" draw:text-style-name="P11" draw:layer="layout" draw:type="line" svg:x1="19.644cm" svg:y1="10.017cm" svg:x2="23.469cm" svg:y2="11.13cm" draw:start-shape="id1" draw:start-glue-point="2" draw:end-shape="id4" draw:end-glue-point="3" svg:d="M19644 10017l3825 1113" svg:viewBox="0 0 3826 1114">
          <text:p/>
        </draw:connector>
        <draw:custom-shape draw:style-name="gr11" draw:text-style-name="P12" xml:id="id5" draw:id="id5" draw:layer="layout" svg:width="8.382cm" svg:height="1.27cm" svg:x="15.453cm" svg:y="18.551cm">
          <text:p text:style-name="P1"><text:span text:style-name="T1">F</text:span><text:span text:style-name="T1">e</text:span><text:span text:style-name="T1">at</text:span><text:span text:style-name="T1">u</text:span><text:span text:style-name="T1">re </text:span><text:span text:style-name="T1">S</text:span><text:span text:style-name="T1">el</text:span><text:span text:style-name="T1">e</text:span><text:span text:style-name="T1">ct</text:span><text:span text:style-name="T1">i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44cm" svg:y2="18.551cm" draw:start-shape="id2" draw:start-glue-point="1" draw:end-shape="id5" draw:end-glue-point="0" svg:d="M15471 17251l4173 1300" svg:viewBox="0 0 4174 1301">
          <text:p/>
        </draw:connector>
        <draw:connector draw:style-name="gr10" draw:text-style-name="P11" draw:layer="layout" draw:type="line" svg:x1="18.634cm" svg:y1="17.223cm" svg:x2="19.644cm" svg:y2="18.551cm" draw:start-shape="id3" draw:start-glue-point="1" draw:end-shape="id5" draw:end-glue-point="0" svg:d="M18634 17223l1010 1328" svg:viewBox="0 0 1011 1329">
          <text:p/>
        </draw:connector>
        <draw:connector draw:style-name="gr10" draw:text-style-name="P11" draw:layer="layout" draw:type="line" svg:x1="23.46cm" svg:y1="17.223cm" svg:x2="19.644cm" svg:y2="18.551cm" draw:start-shape="id4" draw:start-glue-point="1" draw:end-shape="id5" draw:end-glue-point="0" svg:d="M23460 17223l-3816 1328" svg:viewBox="0 0 3817 1329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44cm" svg:y1="19.821cm" svg:x2="15.42cm" svg:y2="21.114cm" draw:start-shape="id5" draw:start-glue-point="2" draw:end-shape="id6" draw:end-glue-point="3" svg:d="M19644 19821l-4224 1293" svg:viewBox="0 0 4225 1294">
          <text:p/>
        </draw:connector>
        <draw:connector draw:style-name="gr10" draw:text-style-name="P11" draw:layer="layout" draw:type="line" svg:x1="19.644cm" svg:y1="19.821cm" svg:x2="18.583cm" svg:y2="21.1cm" draw:start-shape="id5" draw:start-glue-point="2" draw:end-shape="id7" draw:end-glue-point="3" svg:d="M19644 19821l-1061 1279" svg:viewBox="0 0 1062 1280">
          <text:p/>
        </draw:connector>
        <draw:connector draw:style-name="gr10" draw:text-style-name="P11" draw:layer="layout" draw:type="line" svg:x1="19.644cm" svg:y1="19.821cm" svg:x2="23.49cm" svg:y2="21.044cm" draw:start-shape="id5" draw:start-glue-point="2" draw:end-shape="id8" svg:d="M19644 19821l3846 1223" svg:viewBox="0 0 3847 1224">
          <text:p/>
        </draw:connector>
        <draw:custom-shape draw:style-name="gr16" draw:text-style-name="P15" xml:id="id9" draw:id="id9" draw:layer="layout" svg:width="8.382cm" svg:height="1.27cm" svg:x="15.453cm" svg:y="28.457cm">
          <text:p text:style-name="P1"><text:span text:style-name="T1">Di</text:span><text:span text:style-name="T1">m</text:span><text:span text:style-name="T1">en</text:span><text:span text:style-name="T1">si</text:span><text:span text:style-name="T1">on</text:span><text:span text:style-name="T1">sal</text:span><text:span text:style-name="T1">ity </text:span><text:span text:style-name="T1">Re</text:span><text:span text:style-name="T1">du</text:span><text:span text:style-name="T1">cti</text:span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4cm" svg:y2="28.457cm" draw:start-shape="id6" draw:start-glue-point="1" draw:end-shape="id9" draw:end-glue-point="0" svg:d="M15411 27207l4233 1250" svg:viewBox="0 0 4234 1251">
          <text:p/>
        </draw:connector>
        <draw:connector draw:style-name="gr10" draw:text-style-name="P11" draw:layer="layout" draw:type="line" svg:x1="18.574cm" svg:y1="27.193cm" svg:x2="19.644cm" svg:y2="28.457cm" draw:start-shape="id7" draw:start-glue-point="1" draw:end-shape="id9" svg:d="M18574 27193l1070 1264" svg:viewBox="0 0 1071 1265">
          <text:p/>
        </draw:connector>
        <draw:connector draw:style-name="gr10" draw:text-style-name="P11" draw:layer="layout" draw:type="line" svg:x1="23.481cm" svg:y1="27.137cm" svg:x2="19.644cm" svg:y2="28.457cm" draw:start-shape="id8" draw:start-glue-point="1" draw:end-shape="id9" draw:end-glue-point="0" svg:d="M23481 27137l-3837 1320" svg:viewBox="0 0 3838 1321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A594B3D13BAB94AE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4cm" svg:y1="29.727cm" svg:x2="15.421cm" svg:y2="31.131cm" draw:start-shape="id9" draw:start-glue-point="2" draw:end-shape="id10" draw:end-glue-point="3" svg:d="M19644 29727l-4223 1404" svg:viewBox="0 0 4224 1405">
          <text:p/>
        </draw:connector>
        <draw:connector draw:style-name="gr10" draw:text-style-name="P11" draw:layer="layout" draw:type="line" svg:x1="19.644cm" svg:y1="29.727cm" svg:x2="18.586cm" svg:y2="31.056cm" draw:start-shape="id9" draw:start-glue-point="2" draw:end-shape="id11" draw:end-glue-point="3" svg:d="M19644 29727l-1058 1329" svg:viewBox="0 0 1059 1330">
          <text:p/>
        </draw:connector>
        <draw:connector draw:style-name="gr10" draw:text-style-name="P11" draw:layer="layout" draw:type="line" svg:x1="19.644cm" svg:y1="29.727cm" svg:x2="23.437cm" svg:y2="31.056cm" draw:start-shape="id9" draw:start-glue-point="2" draw:end-shape="id12" draw:end-glue-point="3" svg:d="M19644 29727l3793 1329" svg:viewBox="0 0 3794 1330">
          <text:p/>
        </draw:connector>
        <draw:custom-shape draw:style-name="gr21" draw:text-style-name="P19" xml:id="id13" draw:id="id13" draw:layer="layout" svg:width="8.382cm" svg:height="1.27cm" svg:x="15.453cm" svg:y="38.668cm">
          <text:p text:style-name="P1"><text:span text:style-name="T1">Pr</text:span><text:span text:style-name="T1">ed</text:span><text:span text:style-name="T1">ict</text:span><text:span text:style-name="T1">or </text:span><text:span text:style-name="T1">Tr</text:span><text:span text:style-name="T1">ai</text:span><text:span text:style-name="T1">ni</text:span><text:span text:style-name="T1">ng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5.412cm" svg:y1="37.224cm" svg:x2="19.644cm" svg:y2="38.668cm" draw:start-shape="id10" draw:start-glue-point="1" draw:end-shape="id13" draw:end-glue-point="0" svg:d="M15412 37224l4232 1444" svg:viewBox="0 0 4233 1445">
          <text:p/>
        </draw:connector>
        <draw:connector draw:style-name="gr10" draw:text-style-name="P11" draw:layer="layout" draw:type="line" svg:x1="18.577cm" svg:y1="37.149cm" svg:x2="19.644cm" svg:y2="38.668cm" draw:start-shape="id11" draw:start-glue-point="1" draw:end-shape="id13" draw:end-glue-point="0" svg:d="M18577 37149l1067 1519" svg:viewBox="0 0 1068 1520">
          <text:p/>
        </draw:connector>
        <draw:connector draw:style-name="gr10" draw:text-style-name="P11" draw:layer="layout" draw:type="line" svg:x1="23.428cm" svg:y1="37.149cm" svg:x2="19.644cm" svg:y2="38.668cm" draw:start-shape="id12" draw:start-glue-point="1" draw:end-shape="id13" draw:end-glue-point="0" svg:d="M23428 37149l-3784 1519" svg:viewBox="0 0 3785 1520">
          <text:p/>
        </draw:connector>
        <draw:frame draw:style-name="gr22" draw:text-style-name="P20" draw:layer="layout" svg:width="5.588cm" svg:height="1.377cm" svg:x="16.854cm" svg:y="52.691cm">
          <draw:text-box>
            <text:p><text:span text:style-name="T3">Clust</text:span><text:span text:style-name="T3">ering </text:span><text:span text:style-name="T3">Mod</text:span><text:span text:style-name="T3">el 2</text:span></text:p>
          </draw:text-box>
        </draw:frame>
        <draw:custom-shape draw:style-name="gr23" draw:text-style-name="P21" xml:id="id14" draw:id="id14" draw:layer="layout" svg:width="8.382cm" svg:height="1.27cm" svg:x="15.453cm" svg:y="55.026cm">
          <text:p text:style-name="P1"><text:span text:style-name="T1">Sp</text:span><text:span text:style-name="T1">at</text:span><text:span text:style-name="T1">ial </text:span><text:span text:style-name="T1">H</text:span><text:span text:style-name="T1">o</text:span><text:span text:style-name="T1">m</text:span><text:span text:style-name="T1">og</text:span><text:span text:style-name="T1">en</text:span><text:span text:style-name="T1">iz</text:span><text:span text:style-name="T1">at</text:span><text:span text:style-name="T1">io</text:span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16cm" svg:y1="53.43cm" svg:x2="19.644cm" svg:y2="55.026cm" draw:end-shape="id14" draw:end-glue-point="0" svg:d="M19616 53430l28 1596" svg:viewBox="0 0 29 1597">
          <text:p/>
        </draw:connector>
        <draw:custom-shape draw:style-name="gr24" draw:text-style-name="P2" draw:layer="layout" svg:width="3.937cm" svg:height="1.837cm" svg:x="17.51cm" svg:y="58.539cm">
          <text:p text:style-name="P1"><text:span text:style-name="T1">MGX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" draw:layer="layout" svg:width="0.635cm" svg:height="1.85cm" svg:x="19.313cm" svg:y="56.4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18.796cm" svg:height="5.969cm" svg:x="10.198cm" svg:y="41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0" draw:layer="layout" svg:width="5.588cm" svg:height="1.377cm" svg:x="10.853cm" svg:y="43.093cm">
          <draw:text-box>
            <text:p><text:span text:style-name="T3">Clust</text:span><text:span text:style-name="T3">ering </text:span><text:span text:style-name="T3">Mod</text:span><text:span text:style-name="T3">el 1</text:span></text:p>
          </draw:text-box>
        </draw:frame>
        <draw:frame draw:style-name="gr27" draw:text-style-name="P6" draw:layer="layout" svg:width="1.27cm" svg:height="1.12cm" draw:transform="rotate (0.767246739176707) translate (21.175cm 43.963cm)">
          <draw:text-box>
            <text:p><text:span text:style-name="T1">...</text:span></text:p>
          </draw:text-box>
        </draw:frame>
        <draw:g xml:id="id15" draw:id="id15">
          <draw:custom-shape draw:style-name="gr28" draw:text-style-name="P22" draw:layer="layout" svg:width="6.121cm" svg:height="2.54cm" svg:x="10.548cm" svg:y="41.35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14cm">
            <draw:text-box>
              <text:p><text:span text:style-name="T1">...</text:span></text:p>
            </draw:text-box>
          </draw:frame>
          <draw:custom-shape draw:style-name="gr29" draw:text-style-name="P23" draw:layer="layout" svg:width="1.471cm" svg:height="1.471cm" draw:transform="rotate (-1.57219259019649) translate (12.224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3" draw:layer="layout" svg:width="1.471cm" svg:height="1.471cm" draw:transform="rotate (-1.57219259019649) translate (13.951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3" draw:layer="layout" svg:width="1.471cm" svg:height="1.471cm" draw:transform="rotate (-1.57219259019649) translate (16.494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4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41cm">
            <draw:image xlink:href="Pictures/1000020100000041000000308025681BF97AB5CC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41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8" draw:text-style-name="P22" xml:id="id18" draw:id="id18" draw:layer="layout" svg:width="6.121cm" svg:height="2.54cm" svg:x="22.448cm" svg:y="41.32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draw:layer="layout" svg:width="5.588cm" svg:height="1.377cm" svg:x="22.844cm" svg:y="43.051cm">
          <draw:text-box>
            <text:p><text:span text:style-name="T3">Clust</text:span><text:span text:style-name="T3">ering </text:span><text:span text:style-name="T3">Mod</text:span><text:span text:style-name="T3">el C</text:span></text:p>
          </draw:text-box>
        </draw:frame>
        <draw:custom-shape draw:style-name="gr29" draw:text-style-name="P23" draw:layer="layout" svg:width="1.471cm" svg:height="1.471cm" draw:transform="rotate (-1.57219259019649) translate (24.124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5.851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8.394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792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41cm">
          <draw:image xlink:href="Pictures/100002010000004200000032E0478AF3E525FDB8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42cm">
          <draw:image xlink:href="Pictures/10000201000000430000002C7BA60217C26568E0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43cm">
          <draw:image xlink:href="Pictures/100002010000004500000030BFE11F3F5F07376E.png" xlink:type="simple" xlink:show="embed" xlink:actuate="onLoad">
            <text:p/>
          </draw:image>
        </draw:frame>
        <draw:custom-shape draw:style-name="gr28" draw:text-style-name="P22" draw:layer="layout" svg:width="6.121cm" svg:height="2.54cm" svg:x="15.448cm" svg:y="44.1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xml:id="id17" draw:id="id17" draw:layer="layout" svg:width="5.588cm" svg:height="1.377cm" svg:x="15.732cm" svg:y="45.945cm">
          <draw:text-box>
            <text:p><text:span text:style-name="T3">Clust</text:span><text:span text:style-name="T3">ering </text:span><text:span text:style-name="T3">Mod</text:span><text:span text:style-name="T3">el 2</text:span></text:p>
          </draw:text-box>
        </draw:frame>
        <draw:custom-shape draw:style-name="gr29" draw:text-style-name="P23" draw:layer="layout" svg:width="1.471cm" svg:height="1.471cm" draw:transform="rotate (-1.57219259019649) translate (17.124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18.851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1.394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15cm">
          <draw:text-box>
            <text:p><text:span text:style-name="T1">..</text:span><text:span text:style-name="T1">.</text:span></text:p>
          </draw:text-box>
        </draw:frame>
        <draw:frame draw:style-name="gr9" draw:text-style-name="P11" draw:layer="layout" svg:width="1.194cm" svg:height="0.973cm" svg:x="15.778cm" svg:y="44.642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43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44cm">
          <draw:image xlink:href="Pictures/10000201000000430000002C7BA60217C26568E0.png" xlink:type="simple" xlink:show="embed" xlink:actuate="onLoad">
            <text:p/>
          </draw:image>
        </draw:frame>
        <draw:connector draw:style-name="gr10" draw:text-style-name="P11" draw:layer="layout" draw:type="line" svg:x1="19.642cm" svg:y1="39.913cm" svg:x2="13.608cm" svg:y2="41.352cm" draw:end-shape="id15" draw:end-glue-point="0" svg:d="M19642 39913l-6034 1439" svg:viewBox="0 0 6035 1440">
          <text:p/>
        </draw:connector>
        <draw:connector draw:style-name="gr10" draw:text-style-name="P11" draw:layer="layout" draw:type="line" svg:x1="19.642cm" svg:y1="39.913cm" svg:x2="25.508cm" svg:y2="41.328cm" svg:d="M19642 39913l5866 1415" svg:viewBox="0 0 5867 1416">
          <text:p/>
        </draw:connector>
        <draw:connector draw:style-name="gr10" draw:text-style-name="P11" draw:layer="layout" draw:type="line" svg:x1="19.642cm" svg:y1="39.913cm" svg:x2="18.508cm" svg:y2="44.14cm" svg:d="M19642 39913l-1134 4227" svg:viewBox="0 0 1135 4228">
          <text:p/>
        </draw:connector>
        <draw:custom-shape draw:style-name="gr30" draw:text-style-name="P24" xml:id="id16" draw:id="id16" draw:layer="layout" svg:width="8.382cm" svg:height="1.27cm" svg:x="15.453cm" svg:y="48.015cm">
          <text:p text:style-name="P1"><text:span text:style-name="T1">M</text:span><text:span text:style-name="T1">od</text:span><text:span text:style-name="T1">el </text:span><text:span text:style-name="T1">Se</text:span><text:span text:style-name="T1">le</text:span><text:span text:style-name="T1">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0.795cm" svg:height="3.454cm" svg:x="13.954cm" svg:y="50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xml:id="id20" draw:id="id20" draw:layer="layout" svg:width="6.121cm" svg:height="2.54cm" svg:x="16.555cm" svg:y="50.87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draw:layer="layout" svg:width="5.588cm" svg:height="1.377cm" svg:x="16.854cm" svg:y="52.678cm">
          <draw:text-box>
            <text:p><text:span text:style-name="T3">Cl</text:span><text:span text:style-name="T3">us</text:span><text:span text:style-name="T3">te</text:span><text:span text:style-name="T3">ri</text:span><text:span text:style-name="T3">ng </text:span><text:span text:style-name="T3">M</text:span><text:span text:style-name="T3">od</text:span><text:span text:style-name="T3">el </text:span><text:span text:style-name="T3">2</text:span></text:p>
          </draw:text-box>
        </draw:frame>
        <draw:custom-shape draw:style-name="gr33" draw:text-style-name="P25" draw:layer="layout" svg:width="1.471cm" svg:height="1.471cm" draw:transform="rotate (-1.57219259019649) translate (18.231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471cm" svg:height="1.471cm" draw:transform="rotate (-1.57219259019649) translate (19.958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471cm" svg:height="1.471cm" draw:transform="rotate (-1.57219259019649) translate (22.501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9.896cm" svg:y="51.352cm">
          <draw:text-box>
            <text:p><text:span text:style-name="T1">..</text:span><text:span text:style-name="T1">.</text:span></text:p>
          </draw:text-box>
        </draw:frame>
        <draw:frame draw:style-name="gr9" draw:text-style-name="P11" draw:layer="layout" svg:width="1.194cm" svg:height="0.973cm" svg:x="16.885cm" svg:y="51.379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8.585cm" svg:y="51.38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1.185cm" svg:y="51.381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curve" svg:x1="13.608cm" svg:y1="43.892cm" svg:x2="15.453cm" svg:y2="48.65cm" draw:start-shape="id15" draw:start-glue-point="2" draw:end-shape="id16" draw:end-glue-point="3" svg:d="M13608 43892c0 3172 615 4758 1845 4758" svg:viewBox="0 0 1846 4759">
          <text:p/>
        </draw:connector>
        <draw:connector draw:style-name="gr10" draw:text-style-name="P11" draw:layer="layout" draw:type="curve" svg:x1="15.732cm" svg:y1="46.633cm" svg:x2="15.453cm" svg:y2="48.65cm" draw:start-shape="id17" draw:start-glue-point="3" draw:end-shape="id16" svg:d="M15732 46633c-1225 0-1086 2017-279 2017" svg:viewBox="0 0 903 2018">
          <text:p/>
        </draw:connector>
        <draw:connector draw:style-name="gr10" draw:text-style-name="P11" draw:layer="layout" draw:type="curve" svg:x1="25.509cm" svg:y1="43.868cm" svg:x2="23.835cm" svg:y2="48.65cm" draw:start-shape="id18" draw:start-glue-point="6" draw:end-shape="id16" draw:end-glue-point="1" svg:d="M25509 43868c0 3188-558 4782-1674 4782" svg:viewBox="0 0 1675 4783">
          <text:p/>
        </draw:connector>
        <draw:connector draw:style-name="gr7" draw:text-style-name="P11" xml:id="id19" draw:id="id19" draw:layer="layout" draw:type="line" svg:x1="19.644cm" svg:y1="49.285cm" svg:x2="19.644cm" svg:y2="49.285cm" draw:start-shape="id16" draw:start-glue-point="2" draw:end-shape="id16" svg:d="M19644 49285z" svg:viewBox="0 0 1 1">
          <text:p/>
        </draw:connector>
        <draw:connector draw:style-name="gr10" draw:text-style-name="P11" draw:layer="layout" draw:type="line" svg:x1="19.644cm" svg:y1="49.285cm" svg:x2="19.616cm" svg:y2="50.877cm" draw:start-shape="id19" draw:start-glue-point="0" draw:end-shape="id20" draw:end-glue-point="4" svg:d="M19644 49285l-28 1592" svg:viewBox="0 0 29 15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12T14:25:58.938048695</dc:date>
    <meta:editing-duration>PT3H28S</meta:editing-duration>
    <meta:editing-cycles>26</meta:editing-cycles>
    <meta:generator>LibreOffice/5.1.4.2$Linux_X86_64 LibreOffice_project/10m0$Build-2</meta:generator>
    <meta:document-statistic meta:object-count="168"/>
  </office:meta>
</office:document-meta>
</file>